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mporaryQueueExecutor.sendAndReceive( Message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oraryQueueExecutor.TemporaryQueueExecutor( QueueSession session , Queue 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